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c20b50"/>
    </style:style>
    <style:style style:name="P2" style:family="paragraph" style:parent-style-name="Standard">
      <style:text-properties officeooo:paragraph-rsid="00c20b50"/>
    </style:style>
    <style:style style:name="P3" style:family="paragraph" style:parent-style-name="Standard">
      <style:text-properties officeooo:rsid="00c347ea" officeooo:paragraph-rsid="00c347ea"/>
    </style:style>
    <style:style style:name="P4" style:family="paragraph" style:parent-style-name="Standard">
      <style:text-properties officeooo:rsid="00c79f58" officeooo:paragraph-rsid="00c79f58"/>
    </style:style>
    <style:style style:name="P5" style:family="paragraph" style:parent-style-name="Standard">
      <style:text-properties fo:font-size="18pt" officeooo:rsid="00c79f58" officeooo:paragraph-rsid="00c79f58"/>
    </style:style>
    <style:style style:name="P6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b405d" officeooo:paragraph-rsid="00c347ea" style:font-size-asian="20pt" style:font-weight-asian="bold" style:font-size-complex="20pt" style:font-weight-complex="bold"/>
    </style:style>
    <style:style style:name="P7" style:family="paragraph" style:parent-style-name="Standard">
      <style:text-properties officeooo:paragraph-rsid="00c79f58"/>
    </style:style>
    <style:style style:name="P8" style:family="paragraph" style:parent-style-name="Standard">
      <style:text-properties officeooo:rsid="00c79f58" officeooo:paragraph-rsid="00c79f58"/>
    </style:style>
    <style:style style:name="P9" style:family="paragraph" style:parent-style-name="Standard">
      <style:text-properties officeooo:rsid="00c7e0e3" officeooo:paragraph-rsid="00c7e0e3"/>
    </style:style>
    <style:style style:name="P10" style:family="paragraph" style:parent-style-name="Standard">
      <style:text-properties fo:font-size="18pt" officeooo:rsid="00c7e0e3" officeooo:paragraph-rsid="00c7e0e3"/>
    </style:style>
    <style:style style:name="P11" style:family="paragraph" style:parent-style-name="Standard">
      <style:text-properties officeooo:rsid="00c347ea" officeooo:paragraph-rsid="00c79f58"/>
    </style:style>
    <style:style style:name="T1" style:family="text">
      <style:text-properties officeooo:rsid="00c79f58"/>
    </style:style>
    <style:style style:name="T2" style:family="text">
      <style:text-properties officeooo:rsid="00c7e0e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arallélépipède rectangle</text:p>
      <text:p text:style-name="Standard"/>
      <text:p text:style-name="P7"><text:span text:style-name="T1">Perspective cavalière</text:span></text:p>
      <text:p text:style-name="P4"><text:span text:style-name="T2">p272 : 3, 4</text:span></text:p>
      <text:p text:style-name="P9">p280 : 61, 62</text:p>
      <text:p text:style-name="P2"/>
      <text:p text:style-name="P2"/>
      <text:p text:style-name="P10">Patrons</text:p>
      <text:p text:style-name="P9">p272 : 5</text:p>
      <text:p text:style-name="P9">p273 : 6, 7, 8, 11</text:p>
      <text:p text:style-name="P9">p276 : 35</text:p>
      <text:p text:style-name="P11"/>
      <text:p text:style-name="P3"/>
      <text:p text:style-name="P5">Conversions d’unités de volume</text:p>
      <text:p text:style-name="P10">p274 : 16, 17, 18</text:p>
      <text:p text:style-name="P10">p275 : 20</text:p>
      <text:p text:style-name="P10">p277 : 40</text:p>
      <text:p text:style-name="P3"/>
      <text:p text:style-name="P3"/>
      <text:p text:style-name="P5">Volumes</text:p>
      <text:p text:style-name="P10">p274 : 19</text:p>
      <text:p text:style-name="P10">p275 : 22, 24, 25, 27</text:p>
      <text:p text:style-name="P10">p277 : 43, 44, 45, 46, 47</text:p>
      <text:p text:style-name="P10">p278 : 52, 53</text:p>
      <text:p text:style-name="P10">p279 : 55</text:p>
      <text:p text:style-name="P10">p281 : 70, 72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4H3M33S</meta:editing-duration>
    <meta:editing-cycles>154</meta:editing-cycles>
    <meta:generator>LibreOffice/7.3.7.2$Linux_X86_64 LibreOffice_project/30$Build-2</meta:generator>
    <meta:initial-creator>Véronique et Thibaud FONTANET</meta:initial-creator>
    <dc:date>2024-05-16T21:00:09.768468159</dc:date>
    <meta:print-date>2021-01-04T09:36:06.738044778</meta:print-date>
    <meta:document-statistic meta:table-count="0" meta:image-count="0" meta:object-count="0" meta:page-count="1" meta:paragraph-count="19" meta:word-count="68" meta:character-count="274" meta:non-whitespace-character-count="225"/>
  </office:meta>
</office:document-meta>
</file>